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5" style:master-page-name="First_20_Page">
      <style:paragraph-properties fo:margin-top="0cm" fo:margin-bottom="0cm" style:contextual-spacing="false" fo:line-height="200%" style:page-number="auto"/>
    </style:style>
    <style:style style:name="P2" style:family="paragraph" style:parent-style-name="Text_20_body" style:list-style-name="L1">
      <style:paragraph-properties fo:margin-top="0cm" fo:margin-bottom="0cm" style:contextual-spacing="false" fo:line-height="200%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200%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1. Title page</text:h>
      <text:list text:style-name="L1">
        <text:list-item>
          <text:p text:style-name="P3">The title of the thesis </text:p>
        </text:list-item>
        <text:list-item>
          <text:p text:style-name="P2">The student’s name and Unit* followed by "McGill University, Montreal" </text:p>
        </text:list-item>
        <text:list-item>
          <text:p text:style-name="P2">The month and year the thesis was submitted </text:p>
        </text:list-item>
        <text:list-item>
          <text:p text:style-name="P2">The following statement: "A thesis submitted to McGill University in partial fulfillment of the requirements of the degree of....” </text:p>
        </text:list-item>
        <text:list-item>
          <text:p text:style-name="P2">The universal copyright notice “©” followed by the student’s name and the year the thesis was submitted </text:p>
        </text:list-item>
        <text:list-item>
          <text:p text:style-name="P2">Students can request permission to add the official McGill logo to their thesis cover page by submitting this <text:a xlink:type="simple" xlink:href="https://www.mcgill.ca/visual-identity/application-use-university-logo-demande-dutilisation-du-logo-de-luniversite" text:style-name="Internet_20_link" text:visited-style-name="Visited_20_Internet_20_Link">webform</text:a>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.54cm" fo:margin-right="2.54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7:28.569749458</meta:creation-date>
    <meta:generator>LibreOffice/7.6.4.1$Linux_X86_64 LibreOffice_project/60$Build-1</meta:generator>
    <dc:date>2024-02-05T13:55:21.978873451</dc:date>
    <dc:creator>Dominique Caron</dc:creator>
    <meta:editing-duration>PT5M53S</meta:editing-duration>
    <meta:editing-cycles>1</meta:editing-cycles>
    <meta:document-statistic meta:table-count="0" meta:image-count="0" meta:object-count="0" meta:page-count="1" meta:paragraph-count="7" meta:word-count="87" meta:character-count="511" meta:non-whitespace-character-count="431"/>
  </office:meta>
</office:document-meta>
</file>